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in" loext:contextual-spacing="false"/>
      <style:text-properties officeooo:rsid="00090634" officeooo:paragraph-rsid="00090634"/>
    </style:style>
    <style:style style:name="P2" style:family="paragraph" style:parent-style-name="Standard">
      <style:paragraph-properties fo:margin-top="0in" fo:margin-bottom="0.1in" loext:contextual-spacing="false"/>
      <style:text-properties officeooo:rsid="00090634" officeooo:paragraph-rsid="0009ec62"/>
    </style:style>
    <style:style style:name="P3" style:family="paragraph" style:parent-style-name="Standard">
      <style:paragraph-properties fo:margin-top="0in" fo:margin-bottom="0.1in" loext:contextual-spacing="false"/>
      <style:text-properties officeooo:rsid="0009ec62" officeooo:paragraph-rsid="0009ec62"/>
    </style:style>
    <style:style style:name="P4" style:family="paragraph" style:parent-style-name="Standard">
      <style:paragraph-properties fo:margin-top="0in" fo:margin-bottom="0.1in" loext:contextual-spacing="false"/>
      <style:text-properties officeooo:rsid="0009ec62" officeooo:paragraph-rsid="000b49b2"/>
    </style:style>
    <style:style style:name="P5" style:family="paragraph" style:parent-style-name="Standard">
      <style:paragraph-properties fo:margin-top="0in" fo:margin-bottom="0.1in" loext:contextual-spacing="false"/>
      <style:text-properties officeooo:rsid="000b49b2" officeooo:paragraph-rsid="000b49b2"/>
    </style:style>
    <style:style style:name="P6" style:family="paragraph" style:parent-style-name="Standard">
      <style:paragraph-properties fo:margin-top="0in" fo:margin-bottom="0.1in" loext:contextual-spacing="false"/>
      <style:text-properties fo:font-style="italic" officeooo:rsid="000dbd01" officeooo:paragraph-rsid="000dbd01" style:font-style-asian="italic" style:font-style-complex="italic"/>
    </style:style>
    <style:style style:name="P7" style:family="paragraph" style:parent-style-name="Standard">
      <style:paragraph-properties fo:margin-top="0in" fo:margin-bottom="0.1in" loext:contextual-spacing="false"/>
      <style:text-properties officeooo:rsid="000e52b4" officeooo:paragraph-rsid="000e52b4"/>
    </style:style>
    <style:style style:name="P8" style:family="paragraph" style:parent-style-name="Standard">
      <style:paragraph-properties fo:margin-top="0in" fo:margin-bottom="0.1in" loext:contextual-spacing="false" fo:padding="0.0201in" fo:border="0.06pt dotted #000000" style:shadow="none"/>
      <style:text-properties fo:font-style="italic" officeooo:rsid="0007864a" officeooo:paragraph-rsid="0007864a" style:font-style-asian="italic" style:font-style-complex="italic"/>
    </style:style>
    <style:style style:name="P9" style:family="paragraph" style:parent-style-name="Header">
      <style:text-properties officeooo:rsid="000527e6" officeooo:paragraph-rsid="000527e6"/>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0dbd01" style:font-weight-asian="bold" style:font-weight-complex="bold"/>
    </style:style>
    <style:style style:name="T3" style:family="text">
      <style:text-properties fo:font-weight="bold" style:font-weight-asian="bold" style:font-weight-complex="bold"/>
    </style:style>
    <style:style style:name="T4" style:family="text">
      <style:text-properties officeooo:rsid="0007864a"/>
    </style:style>
    <style:style style:name="T5" style:family="text">
      <style:text-properties officeooo:rsid="0009ec62"/>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0b49b2"/>
    </style:style>
    <style:style style:name="T9" style:family="text">
      <style:text-properties officeooo:rsid="000c55c3"/>
    </style:style>
    <style:style style:name="T10" style:family="text">
      <style:text-properties officeooo:rsid="000e52b4"/>
    </style:style>
    <style:style style:name="T11" style:family="text">
      <style:text-properties officeooo:rsid="000f216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ngratulations Captain. You've been selected as a candidate for promotion to Admiral in the naval forces of the United Confederation of Star Systems. As such, you've been called to Starbase K9 (affectionately referred to as "The Dog House") where along with your competing captains you'll take charge of one of our new Mango-class star cruisers on which you'll put a collection of new academy graduates (redshirts) through various training exercises. It will take a keen eye to recruit the best officers ensuring success in these tests. Ultimately, your leadership will be evaluated on the quality of the teams you've assembled and their successes or failures. Good luck captain. </text:p>
      <text:p text:style-name="P1"><text:span text:style-name="T1">Intro</text:span>: As a captain in the UCSS Navy you recognize that success and excitement capture the attention of the people back home. Sometimes it's unclear which of excitement or success is more important in your performance reviews. But captains playing it safe never get promoted regardless of their successes. On the other hand captains that go down with their ships have no need of promotion. </text:p>
      <text:p text:style-name="P1">You are here on Starbase K9 with several other captains one of whom will be promoted to the rank of admiral at the end of this competition. Your success is dependent on the performance of a bunch of new recruits and graduates of the academy. They may not have much experience, but this is typical of what you're given to work with out here on the frontier. </text:p>
      <text:p text:style-name="P1"><text:span text:style-name="T1">Goals</text:span>: You really only have one goal and that is to win the promotion to admiral. To win the promotion you need to assemble teams of recruits and have them be successful on the missions you assign them. Remember, above all success and excitement gains attention. <text:span text:style-name="T5">Boring captains never get promoted. <text:s/></text:span></text:p>
      <text:p text:style-name="P1"><text:span text:style-name="T1">Background</text:span>: You are a proven captain that's been exploring the frontier for many years. You tell stories of your adventures in which you feature prominently. No one really knows the truth of what you've reported, they only have your word to go on. So you embellish... <text:span text:style-name="T7">A lot</text:span>. When <text:span text:style-name="T5">bragging</text:span> to the other captains it will be important to brag about your successes, your achievements, How you have so often pulled victory from the jaws of defeat. It is incredibly important that your achievements eclipse those of the other captains. Remember, weak, boring and ineffective captains don't get promoted. (Note: You '11 be responsible for coming up with your own stories here. Feel free to share them with the other captains and any admirals that happen to be about. It'll be important to impress these people.) </text:p>
      <text:p text:style-name="P1"><text:span text:style-name="T1">Your Crew</text:span>: The redshirts are the crew you command into danger. Through your leadership they risk it all honoring you, the ship, and the Confederation. Frequently risking it all they end up dying. But when they do so bravely it reflects well on us all. Some you may know better than others, but in the end your redshirts are mostly cannon-fodder. Pawns to be sacrificed for the greater glory: <text:span text:style-name="T7">yours</text:span>. Besides which there is no shortage of replacements coming from back home. </text:p>
      <text:p text:style-name="P4"><text:span text:style-name="T1">Recruiting</text:span>: At the start of this competition you and the other captains will each be given command of one of the navys new top-of-the-line <text:span text:style-name="T6">Mongo</text:span>-class starships. You'll need to gather a crew to man the ship of course and that's where the new recruits come in. Until <text:span text:style-name="T8">each</text:span> recruit has been assigned to a ship captain<text:span text:style-name="T8">s will takes turns </text:span>select<text:span text:style-name="T8">ing</text:span> one of the remaining recruits to be part of his or her crew. <text:span text:style-name="T8">This crewmember will remain with the ship throughout the training exercises or until they die, whichever comes first. </text:span></text:p>
      <text:p text:style-name="P5">In the rare and unfortunate event where a crewmember dies the fleet will send replacements to take their places. When new recruits arrive on the station they should be assiged to ships as per the above. Captains with fewer than four crew alive will pick new crew until they have at least four after which all captains may pick new or supplimental crew in the same round-robin fashion. The number of crew on each ship need not be balanced and more is better than less. But each ship should have at least four crew prior to attempting any mission. <text:s text:c="2"/></text:p>
      <text:p text:style-name="P1"><text:span text:style-name="T1">This Competition</text:span>: The admiral has prepared several missions in a variety of categories for you and the other <text:soft-page-break/>captains to bid upon. There will be several rounds of bidding and over the course of the competition you'll strive to successfully complete one mission from each category. Once you've won the bid for a mission you'll be expected to recruit a team to successfully complete that mission. </text:p>
      <text:p text:style-name="P1">Bidding of course requires credits and while you have a decent stack to begin with there is no reason you can't get more. After all you're mostly going to be sitting around in the lounge telling stories and waiting for your team to report back. Why not place wagers with your other captains? You can bet on anything: whether a mission will be a success; how many crew will die on the mission; whether there will be any survivors at all. The options are limited only by your imaginations. Just don't gamble away all your credits or you won't be able to bid for any additional missions. </text:p>
      <text:p text:style-name="P2">In the end, bribing the admiral might help grease the wheels of promotion as well. So having a large <text:span text:style-name="T5">stack of credits handy, while it won't be enough to get the promotion on its own, can't hurt. </text:span></text:p>
      <text:p text:style-name="P3"><text:span text:style-name="T1">Missions</text:span>: Having won your bid on a mission you get to <text:span text:style-name="T9">round up your team, give them their orders along with an inspirational speech. </text:span>When you<text:span text:style-name="T9">r team is </text:span>ready to go, give them the mission envelope. They will take this and go away for several minutes to complete the mission. During this time you should go to the captains' lounge wager and tell tall stories with the other captains. <text:span text:style-name="T9">Remember, if you don't blow you own horn then no one else is going to do it for you. There will be lots of one-upmanship going on here so make sure you're the best at it. </text:span></text:p>
      <text:p text:style-name="P3"><text:span text:style-name="T1">Interference</text:span>: AKA: Cheating. You'll have access to various items that might assist or hinder the outcome of a mission. Sharing these with any mission team (yours or your competitor's) is highly unethical. So when you do it be sure to be subtle about the whole thing. (see item cards). </text:p>
      <text:p text:style-name="P3"><text:span text:style-name="T2">The </text:span><text:span text:style-name="T1">Captain's Log</text:span>: Eventually the mission will be completed and your team will bring you a report. You now need to convert their raw report into your personal log report. Now let's face it, some of the initial reports they bring you are so droll and depressing, not material fitting for the Captain's Log. The Captain's Log should be exciting and positive. It'll be your job to convert this material into a fitting presentation for the admiral (and anyone else who happens to be watching/listening). Remember, stress the positive and make it exciting. Spin the report as much as you like. The Captain's Log needs to reflect positively upon the ship and her captain. </text:p>
      <text:p text:style-name="P6">Note: Presenting the captains log is done publically. You will be "presenting" it to a screen/monitor but in the game space all the other players should be able to listen to and hear your report. This will be public speaking in front of a crowd (though you need not face them directly) and needs to be kept rather short and sussinct to keep the game moving. Please try to keep your mission reports to about a one minute +/- in length. Quick, glorious, exciting, and quick. Yes, I said quick twice. </text:p>
      <text:p text:style-name="P3">The <text:span text:style-name="T10">Shake Down </text:span>Mission: <text:span text:style-name="T10">With the test resolved you now have some idea how the recruits will fare in deep space. It's time to recruit your crew. All recruits are returned to the general pool for one more round of round-robin selection by the captains. This will be their permanent assignment. And once everyone is assigned you'll be taking your crew on a shakedown mission (the details of which will be revealed at that time). Whomever performs best is the likely candidate for promotion to admiral. </text:span></text:p>
      <text:p text:style-name="P7"><text:span text:style-name="T1">So what's my background?: </text:span><text:span text:style-name="T5">For the most part you get to decide. Come up with a backstory as minimal or detailed as you like. Share it with your fell ow captains and any crew you care to impress. Keep in mind your reputation might be key in recruiting redshirts to your missions and eventually your ship. </text:span></text:p>
      <text:p text:style-name="P3"><text:span text:style-name="T1">Costuming hint</text:span>: You are a captain. Captains generally wear gold shirts. Sometimes maverick captains <text:span text:style-name="T11">wear green shir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527e6" officeooo:paragraph-rsid="000527e6"/>
    </style:style>
    <style:style style:name="MT1" style:family="text">
      <style:text-properties officeooo:rsid="0007864a"/>
    </style:style>
    <style:page-layout style:name="Mpm1">
      <style:page-layout-properties fo:page-width="8.5in" fo:page-height="11in" style:num-format="1" style:print-orientation="portrait" fo:margin-top="0.7874in" fo:margin-bottom="0.7874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EDSHIRTS – <text:span text:style-name="MT1">Captain's Character Sheet</text:span><text:tab/><text:tab/>A comedic game of death and sufferi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7M52S</meta:editing-duration>
    <meta:editing-cycles>12</meta:editing-cycles>
    <meta:generator>LibreOffice/5.1.6.2$Windows_x86 LibreOffice_project/07ac168c60a517dba0f0d7bc7540f5afa45f0909</meta:generator>
    <dc:date>2017-08-19T14:39:45.002000000</dc:date>
    <meta:document-statistic meta:table-count="0" meta:image-count="0" meta:object-count="0" meta:page-count="2" meta:paragraph-count="19" meta:word-count="1438" meta:character-count="8250" meta:non-whitespace-character-count="6808"/>
    <meta:user-defined meta:name="Info 1"/>
    <meta:user-defined meta:name="Info 2"/>
    <meta:user-defined meta:name="Info 3"/>
    <meta:user-defined meta:name="Info 4"/>
  </office:meta>
</office:document-meta>
</file>